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0000000200E592EAFF.png" manifest:media-type="image/png"/>
  <manifest:file-entry manifest:full-path="Pictures/100002010000031A0000046384CFE04E.png" manifest:media-type="image/png"/>
  <manifest:file-entry manifest:full-path="Pictures/1000020100000080000000805A151259.png" manifest:media-type="image/png"/>
  <manifest:file-entry manifest:full-path="Pictures/100002010000008000000080ACC5E7E8.png" manifest:media-type="image/png"/>
  <manifest:file-entry manifest:full-path="Pictures/100002010000008000000080DDABA72E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bitmap" draw:fill-image-name="Bitmape_20_1" style:repeat="stretch" draw:textarea-horizontal-align="center" draw:textarea-vertical-align="middle"/>
    </style:style>
    <style:style style:name="gr3" style:family="graphic" style:parent-style-name="standard">
      <style:graphic-properties draw:stroke="none" draw:fill="bitmap" draw:fill-image-name="Bitmape_20_2" style:repeat="stretch" draw:textarea-horizontal-align="center" draw:textarea-vertical-align="middle"/>
    </style:style>
    <style:style style:name="gr4" style:family="graphic" style:parent-style-name="standard">
      <style:graphic-properties draw:stroke="none" draw:fill="none" draw:fill-color="#ffffff" draw:textarea-horizontal-align="left" draw:auto-grow-width="true" fo:min-height="0.708cm" fo:min-width="1.834cm" fo:padding-top="0cm" fo:padding-bottom="0cm" fo:padding-left="0cm" fo:padding-right="0cm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979cm, 9.449cm, 22.35cm, 7.35cm)" draw:image-opacity="100%" style:mirror="none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stroke="none" svg:stroke-color="#000000" draw:fill="none" draw:fill-color="#ffffff" fo:min-height="1.9cm"/>
    </style:style>
    <style:style style:name="gr9" style:family="graphic" style:parent-style-name="standard">
      <style:graphic-properties draw:stroke="none" svg:stroke-color="#000000" draw:fill="none" draw:fill-color="#ffffff" fo:min-height="2cm"/>
    </style:style>
    <style:style style:name="gr10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11" style:family="graphic" style:parent-style-name="standard">
      <style:graphic-properties draw:textarea-horizontal-align="justify" draw:textarea-vertical-align="middle" draw:auto-grow-height="false"/>
    </style:style>
    <style:style style:name="gr12" style:family="graphic" style:parent-style-name="standard">
      <style:graphic-properties draw:stroke="none" svg:stroke-color="#000000" draw:fill="none" draw:fill-color="#ffffff" fo:min-height="1.2cm"/>
    </style:style>
    <style:style style:name="P1" style:family="paragraph">
      <style:paragraph-properties fo:text-align="center"/>
    </style:style>
    <style:style style:name="P2" style:family="paragraph">
      <style:text-properties fo:color="#000000" style:text-outline="false" style:text-line-through-style="none" style:text-line-through-type="none" style:font-name="Liberation Sans1" fo:font-size="18pt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8pt" style:font-name-complex="Liberation Sans1" style:font-size-complex="18pt" style:text-scale="100%" style:text-overline-style="none" style:text-overline-color="font-color"/>
    </style:style>
    <style:style style:name="T1" style:family="text">
      <style:text-properties fo:color="#000000" style:text-outline="false" style:text-line-through-style="none" style:text-line-through-type="none" style:font-name="Liberation Sans1" fo:font-size="18pt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8pt" style:font-name-complex="Liberation Sans1" style:font-size-complex="18pt" style:text-scale="100%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3.611cm" svg:height="3.611cm" svg:x="8.1cm" svg:y="3.6cm">
          <draw:image xlink:href="Pictures/1000020100000080000000805A151259.png" xlink:type="simple" xlink:show="embed" xlink:actuate="onLoad">
            <text:p/>
          </draw:image>
        </draw:frame>
        <draw:polygon draw:style-name="gr2" draw:text-style-name="P1" draw:layer="layout" svg:width="3.61cm" svg:height="3.611cm" svg:x="2.857cm" svg:y="16cm" svg:viewBox="0 0 3611 3612" draw:points="1805,3612 0,3612 0,0 3611,0 3611,3612">
          <text:p/>
        </draw:polygon>
        <draw:polygon draw:style-name="gr2" draw:text-style-name="P1" draw:layer="layout" svg:width="3.61cm" svg:height="3.611cm" svg:x="2.857cm" svg:y="16cm" svg:viewBox="0 0 3611 3612" draw:points="1805,3612 0,3612 0,0 3611,0 3611,3612">
          <text:p/>
        </draw:polygon>
        <draw:polygon draw:style-name="gr3" draw:text-style-name="P1" draw:layer="layout" svg:width="3.61cm" svg:height="3.611cm" svg:x="3.989cm" svg:y="16.765cm" svg:viewBox="0 0 3611 3612" draw:points="1805,3612 0,3612 0,0 3611,0 3611,3612">
          <text:p/>
        </draw:polygon>
        <draw:frame draw:style-name="gr4" draw:text-style-name="P2" draw:layer="layout" svg:width="1.835cm" svg:height="0.712cm" svg:x="3.852cm" svg:y="20.136cm">
          <draw:text-box>
            <text:p><text:span text:style-name="T1">ALICE</text:span></text:p>
          </draw:text-box>
        </draw:frame>
        <draw:frame draw:style-name="gr5" draw:text-style-name="P1" draw:layer="layout" svg:width="3.557cm" svg:height="4.5cm" svg:x="14.643cm" svg:y="15.5cm">
          <draw:image xlink:href="Pictures/100002010000031A0000046384CFE04E.png" xlink:type="simple" xlink:show="embed" xlink:actuate="onLoad">
            <text:p/>
          </draw:image>
        </draw:frame>
        <draw:frame draw:style-name="gr4" draw:text-style-name="P2" draw:layer="layout" svg:width="1.834cm" svg:height="0.712cm" svg:x="15.6cm" svg:y="20.136cm">
          <draw:text-box>
            <text:p><text:span text:style-name="T1">BOB</text:span></text:p>
          </draw:text-box>
        </draw:frame>
        <draw:line draw:style-name="gr6" draw:text-style-name="P1" draw:layer="layout" svg:x1="5.1cm" svg:y1="9.6cm" svg:x2="8.3cm" svg:y2="7.3cm">
          <text:p/>
        </draw:line>
        <draw:line draw:style-name="gr6" draw:text-style-name="P1" draw:layer="layout" svg:x1="15.726cm" svg:y1="9.612cm" svg:x2="12.526cm" svg:y2="7.312cm">
          <text:p/>
        </draw:line>
        <draw:frame draw:style-name="gr7" draw:layer="layout" svg:width="3.101cm" svg:height="0.962cm" svg:x="3.962cm" svg:y="7.1cm">
          <draw:text-box>
            <text:p>Signaling</text:p>
          </draw:text-box>
        </draw:frame>
        <draw:frame draw:style-name="gr7" draw:layer="layout" svg:width="3.101cm" svg:height="0.962cm" svg:x="13.7cm" svg:y="6.938cm">
          <draw:text-box>
            <text:p>Signaling</text:p>
          </draw:text-box>
        </draw:frame>
        <draw:frame draw:style-name="gr7" draw:layer="layout" svg:width="2.225cm" svg:height="1.673cm" svg:x="9.5cm" svg:y="17.038cm">
          <draw:text-box>
            <text:p>Media</text:p>
            <text:p/>
          </draw:text-box>
        </draw:frame>
        <draw:frame draw:style-name="gr8" draw:layer="layout" svg:width="5.3cm" svg:height="2.15cm" svg:x="8.1cm" svg:y="7.4cm">
          <draw:text-box>
            <text:p><text:tab/>Server</text:p>
          </draw:text-box>
        </draw:frame>
        <draw:frame draw:style-name="gr1" draw:text-style-name="P1" draw:layer="layout" svg:width="1.4cm" svg:height="1.4cm" svg:x="3.4cm" svg:y="16.6cm">
          <draw:image xlink:href="Pictures/100002010000020000000200E592EAFF.png" xlink:type="simple" xlink:show="embed" xlink:actuate="onLoad">
            <text:p/>
          </draw:image>
        </draw:frame>
        <draw:frame draw:style-name="gr1" draw:text-style-name="P1" draw:layer="layout" svg:width="1.4cm" svg:height="1.4cm" svg:x="15cm" svg:y="16.3cm">
          <draw:image xlink:href="Pictures/100002010000020000000200E592EAFF.png" xlink:type="simple" xlink:show="embed" xlink:actuate="onLoad">
            <text:p/>
          </draw:image>
        </draw:frame>
        <draw:frame draw:style-name="gr9" draw:layer="layout" svg:width="5.4cm" svg:height="2.25cm" svg:x="3cm" svg:y="20.8cm">
          <draw:text-box>
            <text:p>Calling Party</text:p>
          </draw:text-box>
        </draw:frame>
        <draw:frame draw:style-name="gr9" draw:layer="layout" svg:width="5.4cm" svg:height="2.25cm" svg:x="14.7cm" svg:y="20.75cm">
          <draw:text-box>
            <text:p>HTML Client</text:p>
          </draw:text-box>
        </draw:frame>
        <draw:line draw:style-name="gr10" draw:text-style-name="P1" draw:layer="layout" svg:x1="7.3cm" svg:y1="18cm" svg:x2="14cm" svg:y2="18cm">
          <text:p/>
        </draw:line>
        <draw:custom-shape draw:style-name="gr11" draw:text-style-name="P1" draw:layer="layout" svg:width="5.5cm" svg:height="4.1cm" svg:x="2.1cm" svg:y="10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5.5cm" svg:height="4.1cm" svg:x="13.5cm" svg:y="9.90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8" draw:layer="layout" svg:width="2.2cm" svg:height="2.15cm" svg:x="3.9cm" svg:y="11.6cm">
          <draw:text-box>
            <text:p>APP</text:p>
          </draw:text-box>
        </draw:frame>
        <draw:frame draw:style-name="gr8" draw:layer="layout" svg:width="2.2cm" svg:height="2.15cm" svg:x="15.4cm" svg:y="11.6cm">
          <draw:text-box>
            <text:p>APP</text:p>
          </draw:text-box>
        </draw:frame>
        <draw:line draw:style-name="gr10" draw:text-style-name="P1" draw:layer="layout" svg:x1="4.855cm" svg:y1="14.4cm" svg:x2="4.855cm" svg:y2="16.1cm">
          <text:p/>
        </draw:line>
        <draw:line draw:style-name="gr10" draw:text-style-name="P1" draw:layer="layout" svg:x1="16.245cm" svg:y1="14.2cm" svg:x2="16.245cm" svg:y2="15.9cm">
          <text:p/>
        </draw:line>
        <draw:frame draw:style-name="gr12" draw:layer="layout" svg:width="1.9cm" svg:height="1.45cm" svg:x="5.1cm" svg:y="14.8cm">
          <draw:text-box>
            <text:p>SDP</text:p>
          </draw:text-box>
        </draw:frame>
        <draw:frame draw:style-name="gr12" draw:layer="layout" svg:width="1.9cm" svg:height="1.45cm" svg:x="16.4cm" svg:y="14.7cm">
          <draw:text-box>
            <text:p>SDP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fill-image draw:name="Bitmape_20_1" draw:display-name="Bitmape 1" xlink:href="Pictures/100002010000008000000080DDABA72E.png" xlink:type="simple" xlink:show="embed" xlink:actuate="onLoad"/>
    <draw:fill-image draw:name="Bitmape_20_2" draw:display-name="Bitmape 2" xlink:href="Pictures/100002010000008000000080ACC5E7E8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6-05T10:40:26.802022322</meta:creation-date>
    <dc:date>2016-06-07T23:45:26.869829357</dc:date>
    <meta:editing-duration>PT2M50S</meta:editing-duration>
    <meta:editing-cycles>4</meta:editing-cycles>
    <meta:generator>LibreOffice/4.2.8.2$Linux_X86_64 LibreOffice_project/420m0$Build-2</meta:generator>
    <meta:document-statistic meta:object-count="26"/>
  </office:meta>
</office:document-meta>
</file>